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acheConfiguration.useCachingConfigurer( CachingConfigurerSupplier cachingConfigurer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CacheConfiguration.cacheOpe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